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2aab" officeooo:paragraph-rsid="00112aab"/>
    </style:style>
    <style:style style:name="P2" style:family="paragraph" style:parent-style-name="Standard">
      <style:paragraph-properties fo:text-align="start" style:justify-single-word="false"/>
      <style:text-properties officeooo:rsid="00112aab" officeooo:paragraph-rsid="00112aab"/>
    </style:style>
    <style:style style:name="T1" style:family="text">
      <style:text-properties text:display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Sistemas Digitais</text:p>
      <text:p text:style-name="P1"/>
      <text:p text:style-name="P1">Lucas Garavaglia</text:p>
      <text:p text:style-name="P1">Leví Cícero Arcanjo</text:p>
      <text:p text:style-name="P1"/>
      <text:p text:style-name="P1"/>
      <text:p text:style-name="P2">Materias: jumpers, Resistor , led, protoboard, fonte, multímetro, chips logicos.</text:p>
      <text:p text:style-name="P2"/>
      <text:p text:style-name="P2"/>
      <text:p text:style-name="P2">1. Medir a resistencia e comparar o valor teorico.</text:p>
      <text:p text:style-name="P2">Valor medido =464,8 <text:s/>ohms Figura 1.</text:p>
      <text:p text:style-name="P2">Valor teórico =470 <text:s/>ohms.</text:p>
      <text:p text:style-name="P2"/>
      <text:p text:style-name="P2">2. Acender o led.</text:p>
      <text:p text:style-name="P2">Figura 2.</text:p>
      <text:p text:style-name="P2"/>
      <text:p text:style-name="P2">3.Levantar a tabela verdade dos dois Cjs, colocando um led na saída para acender quando igual a 1.</text:p>
      <text:p text:style-name="P2"/>
      <text:p text:style-name="P2">Video 1 porta OR.</text:p>
      <text:p text:style-name="P2">Video 2 porta NAND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2" meta:word-count="70" meta:character-count="415" meta:non-whitespace-character-count="355"/>
  </office:meta>
</office:document-meta>
</file>